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OD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Lorenzo Sanchez</meta:initial-creator>
    <meta:creation-date>2008-11-10T09:55:52</meta:creation-date>
    <dc:creator>Lorenzo Sanchez</dc:creator>
    <dc:date>2008-11-10T11:18:14</dc:date>
    <meta:editing-cycles>3</meta:editing-cycles>
    <meta:editing-duration>PT5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1" meta:word-count="5" meta:character-count="22"/>
  </office:meta>
</office:document-meta>
</file>